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100" officeooo:paragraph-rsid="000c2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{{ c.aaa }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3:21:37.127483753</meta:creation-date>
    <dc:date>2016-07-21T13:22:06.472362909</dc:date>
    <meta:editing-duration>PT31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LibreOffice/5.1.4.2$Linux_X86_64 LibreOffice_project/10m0$Build-2</meta:generator>
  </office:meta>
</office:document-meta>
</file>